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заглянув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806114996383856100"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7"/>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 </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text:span><text:span text:style-name="T1">отремонтировать</text:span><text:span text:style-name="T1">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oft-page-break/><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text:soft-page-break/>–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5">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49" text:outline-level="2">2<text:span text:style-name="T1">9</text:span>. Отбытие</text:h>
      <text:p text:style-name="P114"/>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text:soft-page-break/>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oft-page-break/><text:span text:style-name="T11">– </text:span>А кто тогда насы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5">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text:soft-page-break/></text:p>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text:soft-page-break/>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5">.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1">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oft-page-break/><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pan text:style-name="T47">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text:soft-page-break/></text:p>
      <text:p text:style-name="P106">Анакорн аж подпрыгнул на месте от восторга и стал мне аплодировать.</text:p>
      <text:p text:style-name="P107"/>
      <text:p text:style-name="P106"><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7"/>
      <text:p text:style-name="P107">Я подозрительно посмотрел на Анакорна.</text:p>
      <text:p text:style-name="P107"/>
      <text:p text:style-name="P106"><text:span text:style-name="T17">– </text:span><text:span text:style-name="T47">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text:soft-page-break/></text:p>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text:soft-page-break/></text:p>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text:soft-page-break/></text:p>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text:soft-page-break/>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1">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8T00:10:38.39</dc:date>
    <meta:editing-duration>P146DT5H14M27S</meta:editing-duration>
    <meta:editing-cycles>919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2" meta:paragraph-count="4734" meta:word-count="105219" meta:character-count="669000"/>
  </office:meta>
</office:document-meta>
</file>